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size="12pt" style:font-size-asian="12pt" style:font-size-complex="12pt"/>
    </style:style>
    <style:style style:name="P13" style:parent-style-name="Paragraphedeliste" style:list-style-name="LFO1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Projet : ArtisteManager</text:p>
      <text:p text:style-name="P2">Cas d’usages :</text:p>
      <text:p text:style-name="P3"/>
      <text:p text:style-name="P4">Cas d’usages pour la classe Artiste :<text:s/></text:p>
      <text:list text:style-name="LFO1" text:continue-numbering="true">
        <text:list-item>
          <text:p text:style-name="P5">Opérations CRUD simples : Create, Read, Update et Delete</text:p>
        </text:list-item>
        <text:list-item>
          <text:p text:style-name="P6">Récupérer tous les albums d’un artiste grâce à son identifiant</text:p>
        </text:list-item>
      </text:list>
      <text:p text:style-name="P7"/>
      <text:p text:style-name="P8">Cas d’usages pour la classe Album :<text:s/></text:p>
      <text:list text:style-name="LFO1" text:continue-numbering="true">
        <text:list-item>
          <text:p text:style-name="P9">Opérations CRUD simples : Create, Read, Update et Delete</text:p>
        </text:list-item>
        <text:list-item>
          <text:p text:style-name="P10">Récupérer un ou plusieurs Album grâce à un titre<text:s/></text:p>
        </text:list-item>
        <text:list-item>
          <text:p text:style-name="P11">Récupérer un ou plusieurs Album qui contiennent une chaîne de caractères dans leur titre</text:p>
        </text:list-item>
        <text:list-item>
          <text:p text:style-name="P12">Supprimer un ou plusieurs Album depuis un titre</text:p>
        </text:list-item>
        <text:list-item>
          <text:p text:style-name="P13">Récupérer les musiques regroupées par Album</text:p>
        </text:list-item>
      </text:list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21-05-10T15:05:00Z</meta:creation-date>
    <dc:date>2021-06-17T15:45:00Z</dc:date>
    <meta:template xlink:href="Normal" xlink:type="simple"/>
    <meta:editing-cycles>11</meta:editing-cycles>
    <meta:editing-duration>PT2760S</meta:editing-duration>
    <meta:document-statistic meta:page-count="1" meta:paragraph-count="1" meta:word-count="80" meta:character-count="525" meta:row-count="3" meta:non-whitespace-character-count="446"/>
  </office:meta>
</office:document-meta>
</file>